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ensor_20_Data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Icon_20_with_20_Border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Comment_20_Blob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ystem_20_boundary">
      <style:graphic-properties draw:textarea-horizontal-align="center" draw:textarea-vertical-align="middle"/>
    </style:style>
    <style:style style:name="gr8" style:family="graphic" style:parent-style-name="Data_20_Transfer">
      <style:graphic-properties draw:textarea-horizontal-align="center" draw:textarea-vertical-align="middle"/>
    </style:style>
    <style:style style:name="gr9" style:family="graphic" style:parent-style-name="Icon_20_with_20_Border">
      <style:graphic-properties draw:fill="solid" draw:fill-color="#ffffff" draw:textarea-horizontal-align="center" draw:textarea-vertical-align="middle"/>
    </style:style>
    <style:style style:name="gr10" style:family="graphic" style:parent-style-name="Comment_20_Blob">
      <style:graphic-properties draw:textarea-horizontal-align="center" draw:textarea-vertical-align="middle"/>
    </style:style>
    <style:style style:name="gr11" style:family="graphic" style:parent-style-name="Sensor_20_Data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996cm" svg:x1="22.5cm" svg:y1="4.5cm" svg:x2="20.807cm" svg:y2="6.5cm" draw:start-shape="id1" draw:end-shape="id2" draw:end-glue-point="0" svg:d="m22500 4500v500h-1693v1500">
          <text:p/>
        </draw:connector>
        <draw:connector draw:style-name="gr1" draw:text-style-name="P1" draw:layer="layout" draw:line-skew="-0.996cm" svg:x1="19cm" svg:y1="4.5cm" svg:x2="20.807cm" svg:y2="6.5cm" draw:start-shape="id3" draw:end-shape="id2" draw:end-glue-point="0" svg:d="m19000 4500v500h1807v1500">
          <text:p/>
        </draw:connector>
        <draw:frame draw:style-name="gr2" draw:text-style-name="P1" draw:layer="layout" svg:width="3cm" svg:height="3cm" svg:x="19.5cm" svg:y="10.272cm">
          <draw:image xlink:href="../pictures/icons%20and%20symbols/Files-2-2-128x128.png" xlink:type="simple" xlink:show="embed" xlink:actuate="onLoad">
            <text:p/>
          </draw:image>
        </draw:frame>
        <draw:connector draw:style-name="gr1" draw:text-style-name="P1" draw:layer="layout" svg:x1="3cm" svg:y1="4.5cm" svg:x2="3cm" svg:y2="6cm" draw:start-shape="id4" draw:start-glue-point="2" draw:end-shape="id5" draw:end-glue-point="0" svg:d="m3000 4500v1500">
          <text:p/>
        </draw:connector>
        <draw:frame draw:style-name="gr3" draw:text-style-name="P1" draw:id="id1" draw:layer="layout" svg:width="3cm" svg:height="3cm" svg:x="21cm" svg:y="1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3" draw:text-style-name="P1" draw:id="id9" draw:layer="layout" svg:width="3cm" svg:height="3cm" svg:x="12cm" svg:y="1.5cm">
          <draw:image xlink:href="../pictures/icons%20and%20symbols/Hardware-Mobile-Phone-256x25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Data</text:p>
          </draw:image>
        </draw:frame>
        <draw:connector draw:style-name="gr1" draw:text-style-name="P1" draw:layer="layout" svg:x1="4.5cm" svg:y1="7.5cm" svg:x2="11.5cm" svg:y2="7.494cm" draw:start-shape="id5" draw:start-glue-point="1" draw:end-shape="id6" draw:end-glue-point="3" svg:d="m4500 7500h3500v-6h3500">
          <text:p/>
        </draw:connector>
        <draw:connector draw:style-name="gr1" draw:text-style-name="P1" draw:layer="layout" svg:x1="10cm" svg:y1="4.5cm" svg:x2="11.5cm" svg:y2="7.494cm" draw:start-shape="id7" draw:end-shape="id6" draw:end-glue-point="3" svg:d="m10000 4500v2994h1500">
          <text:p/>
        </draw:connector>
        <draw:connector draw:style-name="gr1" draw:text-style-name="P1" draw:layer="layout" svg:x1="6.5cm" svg:y1="4.5cm" svg:x2="11.5cm" svg:y2="7.494cm" draw:start-shape="id8" draw:start-glue-point="2" draw:end-shape="id6" draw:end-glue-point="3" svg:d="m6500 4500v2994h5000">
          <text:p/>
        </draw:connector>
        <draw:frame draw:style-name="gr3" draw:text-style-name="P1" draw:layer="layout" svg:width="3cm" svg:height="3cm" svg:x="5cm" svg:y="1.5cm">
          <draw:image xlink:href="../pictures/icons%20and%20symbols/compass-256x256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yro</text:p>
          </draw:image>
        </draw:frame>
        <draw:frame draw:style-name="gr2" draw:text-style-name="P1" draw:id="id5" draw:layer="layout" svg:width="3cm" svg:height="3cm" svg:x="1.5cm" svg:y="6cm">
          <draw:image xlink:href="../pictures/icons%20and%20symbols/male%20user.JPG" xlink:type="simple" xlink:show="embed" xlink:actuate="onLoad">
            <text:p/>
          </draw:image>
        </draw:frame>
        <draw:rect draw:style-name="gr4" draw:text-style-name="P1" draw:layer="layout" svg:width="3cm" svg:height="3cm" svg:x="5cm" svg:y="1.5cm">
          <text:p/>
        </draw:rect>
        <draw:rect draw:style-name="gr4" draw:text-style-name="P1" draw:id="id8" draw:layer="layout" svg:width="3cm" svg:height="3cm" svg:x="5cm" svg:y="1.5cm">
          <text:p/>
        </draw:rect>
        <draw:rect draw:style-name="gr4" draw:text-style-name="P1" draw:layer="layout" svg:width="3cm" svg:height="3cm" svg:x="8.5cm" svg:y="1.5cm">
          <text:p/>
        </draw:rect>
        <draw:frame draw:style-name="gr3" draw:text-style-name="P2" draw:id="id7" draw:layer="layout" svg:width="3cm" svg:height="3cm" svg:x="8.5cm" svg:y="1.5cm">
          <draw:image xlink:href="../pictures/icons%20and%20symbols/Accelerometers_icon.gif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Accelerometer</text:p>
          </draw:image>
        </draw:frame>
        <draw:rect draw:style-name="gr4" draw:text-style-name="P1" draw:layer="layout" svg:width="3cm" svg:height="3cm" svg:x="12cm" svg:y="1.5cm">
          <text:p/>
        </draw:rect>
        <draw:frame draw:style-name="gr2" draw:text-style-name="P1" draw:id="id6" draw:layer="layout" svg:width="4cm" svg:height="2.988cm" svg:x="11.5cm" svg:y="6cm">
          <draw:image xlink:href="../pictures/existing%20measurement%20system/ibm%20r52.jpeg" xlink:type="simple" xlink:show="embed" xlink:actuate="onLoad">
            <text:p/>
          </draw:image>
        </draw:frame>
        <draw:connector draw:style-name="gr5" draw:text-style-name="P1" draw:layer="layout" svg:x1="13.5cm" svg:y1="4.5cm" svg:x2="13.5cm" svg:y2="6cm" draw:start-shape="id9" draw:start-glue-point="2" draw:end-shape="id6" draw:end-glue-point="0" svg:d="m13500 4500v1500">
          <text:p/>
        </draw:connector>
        <draw:custom-shape draw:style-name="gr6" draw:text-style-name="P2" draw:layer="layout" svg:width="5cm" svg:height="4cm" svg:x="7cm" svg:y="9.5cm">
          <text:p text:style-name="P2">All data is stored together in a measurement file</text:p>
          <draw:enhanced-geometry svg:viewBox="0 0 21600 21600" draw:text-areas="800 800 20800 20800" draw:type="round-rectangular-callout" draw:modifiers="27417.8764247151 -1813.94651337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7" draw:text-style-name="P1" draw:layer="layout" svg:width="15cm" svg:height="13cm" svg:x="1cm" svg:y="1cm">
          <text:p/>
        </draw:rect>
        <draw:rect draw:style-name="gr7" draw:text-style-name="P1" draw:layer="layout" svg:width="10cm" svg:height="13cm" svg:x="17cm" svg:y="1cm">
          <text:p/>
        </draw:rect>
        <draw:frame draw:style-name="gr2" draw:text-style-name="P1" draw:id="id10" draw:layer="layout" svg:width="3cm" svg:height="3cm" svg:x="12cm" svg:y="10.5cm">
          <draw:image xlink:href="../pictures/icons%20and%20symbols/Files-2-2-128x128.png" xlink:type="simple" xlink:show="embed" xlink:actuate="onLoad">
            <text:p/>
          </draw:image>
        </draw:frame>
        <draw:rect draw:style-name="gr4" draw:text-style-name="P1" draw:layer="layout" svg:width="3cm" svg:height="3cm" svg:x="17.5cm" svg:y="1.5cm">
          <text:p/>
        </draw:rect>
        <draw:frame draw:style-name="gr3" draw:text-style-name="P1" draw:id="id3" draw:layer="layout" svg:width="3cm" svg:height="3cm" svg:x="17.5cm" svg:y="1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rack Db</text:p>
          </draw:image>
        </draw:frame>
        <draw:frame draw:style-name="gr2" draw:text-style-name="P1" draw:layer="layout" svg:width="2cm" svg:height="2cm" svg:x="18cm" svg:y="2cm">
          <draw:image xlink:href="../pictures/icons%20and%20symbols/25rail.gif" xlink:type="simple" xlink:show="embed" xlink:actuate="onLoad">
            <text:p/>
          </draw:image>
        </draw:frame>
        <draw:frame draw:style-name="gr2" draw:text-style-name="P1" draw:layer="layout" svg:width="2cm" svg:height="2cm" svg:x="21.5cm" svg:y="2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layer="layout" svg:width="3cm" svg:height="3cm" svg:x="21cm" svg:y="1.5cm">
          <text:p/>
        </draw:rect>
        <draw:frame draw:style-name="gr2" draw:text-style-name="P1" draw:id="id2" draw:layer="layout" svg:width="3.386cm" svg:height="3.386cm" svg:x="19.114cm" svg:y="6.5cm">
          <draw:image xlink:href="../pictures/icons%20and%20symbols/user_female.png" xlink:type="simple" xlink:show="embed" xlink:actuate="onLoad">
            <text:p/>
          </draw:image>
        </draw:frame>
        <draw:frame draw:style-name="gr2" draw:text-style-name="P1" draw:layer="layout" svg:width="2.886cm" svg:height="2.886cm" svg:x="19.5cm" svg:y="9.386cm">
          <draw:image xlink:href="../pictures/icons%20and%20symbols/kservices.png" xlink:type="simple" xlink:show="embed" xlink:actuate="onLoad">
            <text:p/>
          </draw:image>
        </draw:frame>
        <draw:connector draw:style-name="gr1" draw:text-style-name="P1" draw:layer="layout" svg:x1="13.5cm" svg:y1="8.988cm" svg:x2="13.5cm" svg:y2="10.5cm" draw:start-shape="id6" draw:start-glue-point="2" draw:end-shape="id10" svg:d="m13500 8988v1512">
          <text:p/>
        </draw:connector>
        <draw:frame draw:style-name="gr3" draw:text-style-name="P1" draw:layer="layout" svg:width="3cm" svg:height="3cm" svg:x="1.5cm" svg:y="1.5cm">
          <draw:image xlink:href="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2" draw:text-style-name="P1" draw:layer="layout" svg:width="2cm" svg:height="2cm" svg:x="2cm" svg:y="2cm">
          <draw:image xlink:href="../pictures/icons%20and%20symbols/flag.png" xlink:type="simple" xlink:show="embed" xlink:actuate="onLoad">
            <text:p/>
          </draw:image>
        </draw:frame>
        <draw:rect draw:style-name="gr4" draw:text-style-name="P1" draw:id="id4" draw:layer="layout" svg:width="3cm" svg:height="3cm" svg:x="1.5cm" svg:y="1.5cm">
          <text:p/>
        </draw:rect>
        <draw:connector draw:style-name="gr8" draw:text-style-name="P2" draw:layer="layout" svg:x1="22.5cm" svg:y1="12.5cm" svg:x2="28.523cm" svg:y2="12.5cm" svg:d="m22500 12500h6023">
          <text:p text:style-name="P2">Delivery <text:s text:c="8"/></text:p>
        </draw:connector>
        <draw:connector draw:style-name="gr8" draw:text-style-name="P2" draw:layer="layout" svg:x1="15cm" svg:y1="11cm" svg:x2="19.389cm" svg:y2="10.999cm" svg:d="m15000 11000h1945v-1h2444">
          <text:p text:style-name="P2">Transfer <text:s text:c="8"/></text:p>
        </draw:connector>
        <draw:frame draw:style-name="gr3" draw:text-style-name="P1" draw:layer="layout" svg:width="3cm" svg:height="3cm" svg:x="1cm" svg:y="12.5cm">
          <draw:image xlink:href="../pictures/existing%20measurement%20system/rimowa_salsa_cabin_trolley.jpg" xlink:type="simple" xlink:show="embed" xlink:actuate="onLoad">
            <text:p text:style-name="P2"/>
            <text:p text:style-name="P2"/>
            <text:p text:style-name="P2"/>
            <text:p text:style-name="P3"><text:tab/><text:tab/><text:tab/><text:tab/><text:tab/><text:tab/><text:tab/><text:tab/><text:tab/><text:tab/><text:tab/><text:tab/>Complete System, mounted on a Trolley</text:p>
          </draw:image>
        </draw:frame>
        <draw:rect draw:style-name="gr4" draw:text-style-name="P1" draw:layer="layout" svg:width="3cm" svg:height="3cm" svg:x="1cm" svg:y="12.5cm">
          <text:p/>
        </draw:rect>
        <draw:rect draw:style-name="gr4" draw:text-style-name="P1" draw:layer="layout" svg:width="3cm" svg:height="3cm" svg:x="5cm" svg:y="1.5cm">
          <text:p/>
        </draw:rect>
        <draw:rect draw:style-name="gr9" draw:text-style-name="P1" draw:layer="layout" svg:width="3cm" svg:height="3cm" svg:x="17cm" svg:y="12.5cm">
          <text:p text:style-name="P2"/>
          <text:p text:style-name="P2"/>
          <text:p text:style-name="P2"/>
          <text:p text:style-name="P2"><text:tab/><text:tab/><text:tab/><text:tab/><text:tab/> Backoffice</text:p>
        </draw:rect>
        <draw:frame draw:style-name="gr2" draw:text-style-name="P1" draw:layer="layout" svg:width="3cm" svg:height="3cm" svg:x="17cm" svg:y="12.5cm">
          <draw:image xlink:href="../pictures/icons%20and%20symbols/desktop.png" xlink:type="simple" xlink:show="embed" xlink:actuate="onLoad">
            <text:p/>
          </draw:image>
        </draw:frame>
        <draw:custom-shape draw:style-name="gr6" draw:text-style-name="P2" draw:layer="layout" svg:width="5cm" svg:height="2.5cm" svg:x="1.5cm" svg:y="9.5cm">
          <text:p text:style-name="P2">User manually sets event markers.</text:p>
          <draw:enhanced-geometry svg:viewBox="0 0 21600 21600" draw:text-areas="800 800 20800 20800" draw:type="round-rectangular-callout" draw:modifiers="7739.89202159568 -7453.3386645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4cm" svg:height="6cm" svg:x="22.5cm" svg:y="5.5cm">
          <text:p text:style-name="P2">Semi-automated post-processing of position data.</text:p>
          <draw:enhanced-geometry svg:viewBox="0 0 21600 21600" draw:text-areas="800 800 20800 20800" draw:type="round-rectangular-callout" draw:modifiers="-4745.41364658835 12896.65055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1" draw:layer="layout" svg:width="16cm" svg:height="2cm" svg:x="5cm" svg:y="16.5cm">
          <text:p/>
        </draw:rect>
        <draw:connector draw:style-name="gr8" draw:text-style-name="P2" draw:layer="layout" svg:x1="5.887cm" svg:y1="17.483cm" svg:x2="8.777cm" svg:y2="17.489cm" svg:d="m5887 17483h1445v6h1445">
          <text:p text:style-name="P2"><text:tab/><text:tab/><text:tab/><text:tab/><text:tab/>Interface</text:p>
        </draw:connector>
        <draw:connector draw:style-name="gr11" draw:text-style-name="P1" draw:layer="layout" svg:x1="13.5cm" svg:y1="17.5cm" svg:x2="14.936cm" svg:y2="17.502cm" svg:d="m13500 17500h719v2h717">
          <text:p text:style-name="P2"><text:tab/><text:tab/><text:tab/><text:tab/><text:tab/><text:tab/>Positioning Data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con_20_with_20_Border" style:display-name="Icon with Border" style:family="graphic" style:parent-style-name="standard">
      <style:graphic-properties draw:stroke-dash="Dash_20_2" svg:stroke-width="0.1cm" draw:marker-start-width="0.45cm" draw:marker-end-width="0.45cm" draw:fill="none" draw:fill-gradient-name="Gradient_20_7" draw:fill-hatch-name="Hatch_20_1" draw:fill-image-name="Bitmape_20_1" draw:fill-image-width="0cm" draw:fill-image-height="0cm"/>
    </style:style>
    <style:style style:name="Sensor_20_Data" style:display-name="Sensor Data" style:family="graphic" style:parent-style-name="standard">
      <style:graphic-properties draw:stroke-dash="Dash_20_2" svg:stroke-width="0.3cm" svg:stroke-color="#ff0000" draw:marker-start-width="0.75cm" draw:marker-end="Arrow" draw:marker-end-width="0.75cm" draw:fill-gradient-name="Gradient_20_7" draw:fill-hatch-name="Hatch_20_1" draw:fill-image-name="Bitmape_20_1"/>
    </style:style>
    <style:style style:name="Comment_20_Blob" style:display-name="Comment Blob" style:family="graphic" style:parent-style-name="standard">
      <style:graphic-properties draw:stroke-dash="Dash_20_2" draw:fill-color="#e6e6e6" draw:fill-gradient-name="Gradient_20_7" draw:fill-hatch-name="Hatch_20_1" draw:fill-image-name="Bitmape_20_1" draw:fill-image-width="0cm" draw:fill-image-height="0cm"/>
    </style:style>
    <style:style style:name="System_20_boundary" style:display-name="System boundary" style:family="graphic" style:parent-style-name="standard">
      <style:graphic-properties draw:stroke="dash" draw:stroke-dash="Ultrafine_20_Dashed" svg:stroke-width="0.3cm" draw:marker-start-width="0.75cm" draw:marker-end-width="0.75cm" draw:fill="none" draw:fill-gradient-name="Gradient_20_7" draw:fill-hatch-name="Hatch_20_1" draw:fill-image-name="Bitmape_20_1" draw:fill-image-width="0cm" draw:fill-image-height="0cm"/>
    </style:style>
    <style:style style:name="Data_20_Transfer" style:display-name="Data Transfer" style:family="graphic" style:parent-style-name="Sensor_20_Data">
      <style:graphic-properties svg:stroke-width="0.9cm" svg:stroke-color="#ffd320" draw:marker-start-width="1.65cm" draw:marker-end-width="1.65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0-13T10:30:37</meta:creation-date>
    <dc:creator>Marcel Suter</dc:creator>
    <dc:date>2008-10-20T11:29:17</dc:date>
    <meta:editing-cycles>8</meta:editing-cycles>
    <meta:editing-duration>PT4H54M24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